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1.0181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0.7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0"/>
    <style:style style:name="ce6" style:family="table-cell" style:parent-style-name="Default" style:data-style-name="N121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/>
    <style:style style:name="ce9" style:family="table-cell" style:parent-style-name="Default" style:data-style-name="N123"/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 style:data-style-name="N124"/>
    <style:style style:name="ce15" style:family="table-cell" style:parent-style-name="Default" style:data-style-name="N100"/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Nh_Iter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2" table:default-cell-style-name="ce1"/>
        <table:table-column table:style-name="co7" table:default-cell-style-name="ce8"/>
        <table:table-column table:style-name="co8" table:default-cell-style-name="Default"/>
        <table:table-column table:style-name="co9" table:default-cell-style-name="ce9"/>
        <table:table-column table:style-name="co9" table:default-cell-style-name="ce7"/>
        <table:table-row table:style-name="ro1">
          <table:table-cell office:value-type="string">
            <text:p>ESTIMATOR COMPARISO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Problem 3</text:p>
          </table:table-cell>
          <table:table-cell table:number-columns-repeated="2"/>
          <table:table-cell table:style-name="Default" office:value-type="string">
            <text:p>No reduced domain approximatio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ILUT Preconditioning</text:p>
          </table:table-cell>
          <table:table-cell table:number-columns-repeated="2"/>
          <table:table-cell table:style-name="Default" office:value-type="string">
            <text:p>Timing/Iterations Measured on 2nd eigenvalue iteratio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Fill Level</text:p>
          </table:table-cell>
          <table:table-cell office:value-type="float" office:value="2.5">
            <text:p>2.5</text:p>
          </table:table-cell>
          <table:table-cell/>
          <table:table-cell table:style-name="Default" office:value-type="string">
            <text:p>Serial Runs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office:value-type="string">
            <text:p>Drop Tol</text:p>
          </table:table-cell>
          <table:table-cell table:style-name="ce5" office:value-type="float" office:value="0.001">
            <text:p>1.00E-3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Weight Cutoff</text:p>
          </table:table-cell>
          <table:table-cell table:style-name="ce5" office:value-type="float" office:value="0.0001">
            <text:p>1.00E-4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6f00c0c19153241b4116cef88cab89893c49d1a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office:value-type="string">
            <text:p>Richardson Relax</text:p>
          </table:table-cell>
          <table:table-cell table:style-name="ce6" office:value-type="float" office:value="1">
            <text:p>1.0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Neumann Relax</text:p>
          </table:table-cell>
          <table:table-cell table:style-name="ce6" office:value-type="float" office:value="1">
            <text:p>1.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2" office:value-type="string">
            <text:p>SP1 – 1 Group: 20,088 DOF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" office:value-type="string">
            <text:p>Collision Estimator</text:p>
          </table:table-cell>
          <table:table-cell table:style-name="ce1" table:number-columns-repeated="4"/>
          <table:table-cell/>
          <table:table-cell table:style-name="ce3" office:value-type="string">
            <text:p>Expected Value Estimator</text:p>
          </table:table-cell>
          <table:table-cell table:style-name="ce1" table:number-columns-repeated="3"/>
          <table:table-cell table:style-name="Default"/>
        </table:table-row>
        <table:table-row table:style-name="ro3">
          <table:table-cell table:style-name="ce4" office:value-type="string">
            <text:p>Nh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Iters</text:p>
          </table:table-cell>
          <table:table-cell table:style-name="ce4" office:value-type="string">
            <text:p>Time/Iter</text:p>
          </table:table-cell>
          <table:table-cell table:style-name="ce4" office:value-type="string">
            <text:p>Monotonic</text:p>
          </table:table-cell>
          <table:table-cell table:style-name="ce7"/>
          <table:table-cell table:style-name="ce4" office:value-type="string">
            <text:p>Nh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Iters</text:p>
          </table:table-cell>
          <table:table-cell table:style-name="ce4" office:value-type="string">
            <text:p>Time/Iter</text:p>
          </table:table-cell>
          <table:table-cell table:style-name="ce4" office:value-type="string">
            <text:p>Monotonic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3" table:style-name="ce7" office:value-type="string">
            <text:p>-</text:p>
          </table:table-cell>
          <table:table-cell table:style-name="ce11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  <table:table-cell office:value-type="float" office:value="79">
            <text:p>79</text:p>
          </table:table-cell>
          <table:table-cell table:formula="of:=[.H15]/[.I15]" office:value-type="float" office:value="0.0222784810126582">
            <text:p>0.022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.68">
            <text:p>5.68</text:p>
          </table:table-cell>
          <table:table-cell office:value-type="float" office:value="211">
            <text:p>211</text:p>
          </table:table-cell>
          <table:table-cell table:formula="of:=[.B16]/[.C16]" office:value-type="float" office:value="0.0269194312796209">
            <text:p>0.027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51">
            <text:p>51</text:p>
          </table:table-cell>
          <table:table-cell table:formula="of:=[.H16]/[.I16]" office:value-type="float" office:value="0.0243137254901961">
            <text:p>0.024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.95">
            <text:p>3.95</text:p>
          </table:table-cell>
          <table:table-cell office:value-type="float" office:value="130">
            <text:p>130</text:p>
          </table:table-cell>
          <table:table-cell table:formula="of:=[.B17]/[.C17]" office:value-type="float" office:value="0.0303846153846154">
            <text:p>0.030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">
            <text:p>10</text:p>
          </table:table-cell>
          <table:table-cell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formula="of:=[.H17]/[.I17]" office:value-type="float" office:value="0.0354237288135593">
            <text:p>0.03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21">
            <text:p>2.21</text:p>
          </table:table-cell>
          <table:table-cell office:value-type="float" office:value="62">
            <text:p>62</text:p>
          </table:table-cell>
          <table:table-cell table:formula="of:=[.B18]/[.C18]" office:value-type="float" office:value="0.0356451612903226">
            <text:p>0.036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 office:value-type="float" office:value="2.06">
            <text:p>2.06</text:p>
          </table:table-cell>
          <table:table-cell office:value-type="float" office:value="69">
            <text:p>69</text:p>
          </table:table-cell>
          <table:table-cell table:formula="of:=[.H18]/[.I18]" office:value-type="float" office:value="0.0298550724637681">
            <text:p>0.03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14">
            <text:p>2.14</text:p>
          </table:table-cell>
          <table:table-cell office:value-type="float" office:value="54">
            <text:p>54</text:p>
          </table:table-cell>
          <table:table-cell table:formula="of:=[.B19]/[.C19]" office:value-type="float" office:value="0.0396296296296296">
            <text:p>0.040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5">
            <text:p>25</text:p>
          </table:table-cell>
          <table:table-cell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formula="of:=[.H19]/[.I19]" office:value-type="float" office:value="0.0354237288135593">
            <text:p>0.03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45">
            <text:p>1.45</text:p>
          </table:table-cell>
          <table:table-cell office:value-type="float" office:value="29">
            <text:p>29</text:p>
          </table:table-cell>
          <table:table-cell table:formula="of:=[.B20]/[.C20]" office:value-type="float" office:value="0.05">
            <text:p>0.050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office:value-type="float" office:value="2.33">
            <text:p>2.33</text:p>
          </table:table-cell>
          <table:table-cell office:value-type="float" office:value="48">
            <text:p>48</text:p>
          </table:table-cell>
          <table:table-cell table:formula="of:=[.H20]/[.I20]" office:value-type="float" office:value="0.0485416666666667">
            <text:p>0.049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09">
            <text:p>2.09</text:p>
          </table:table-cell>
          <table:table-cell office:value-type="float" office:value="32">
            <text:p>32</text:p>
          </table:table-cell>
          <table:table-cell table:formula="of:=[.B21]/[.C21]" office:value-type="float" office:value="0.0653125">
            <text:p>0.065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office:value-type="float" office:value="2.33">
            <text:p>2.33</text:p>
          </table:table-cell>
          <table:table-cell office:value-type="float" office:value="31">
            <text:p>31</text:p>
          </table:table-cell>
          <table:table-cell table:formula="of:=[.H21]/[.I21]" office:value-type="float" office:value="0.0751612903225807">
            <text:p>0.07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.02">
            <text:p>2.02</text:p>
          </table:table-cell>
          <table:table-cell office:value-type="float" office:value="23">
            <text:p>23</text:p>
          </table:table-cell>
          <table:table-cell table:formula="of:=[.B22]/[.C22]" office:value-type="float" office:value="0.0878260869565217">
            <text:p>0.088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00">
            <text:p>200</text:p>
          </table:table-cell>
          <table:table-cell office:value-type="float" office:value="3.28">
            <text:p>3.28</text:p>
          </table:table-cell>
          <table:table-cell office:value-type="float" office:value="26">
            <text:p>26</text:p>
          </table:table-cell>
          <table:table-cell table:formula="of:=[.H22]/[.I22]" office:value-type="float" office:value="0.126153846153846">
            <text:p>0.126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32">
            <text:p>2.32</text:p>
          </table:table-cell>
          <table:table-cell office:value-type="float" office:value="21">
            <text:p>21</text:p>
          </table:table-cell>
          <table:table-cell table:formula="of:=[.B23]/[.C23]" office:value-type="float" office:value="0.11047619047619">
            <text:p>0.110</text:p>
          </table:table-cell>
          <table:table-cell table:style-name="ce7" office:value-type="string">
            <text:p>no</text:p>
          </table:table-cell>
          <table:table-cell/>
          <table:table-cell office:value-type="float" office:value="300">
            <text:p>300</text:p>
          </table:table-cell>
          <table:table-cell office:value-type="float" office:value="4.43">
            <text:p>4.43</text:p>
          </table:table-cell>
          <table:table-cell office:value-type="float" office:value="24">
            <text:p>24</text:p>
          </table:table-cell>
          <table:table-cell table:formula="of:=[.H23]/[.I23]" office:value-type="float" office:value="0.184583333333333">
            <text:p>0.18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.12">
            <text:p>3.12</text:p>
          </table:table-cell>
          <table:table-cell office:value-type="float" office:value="21">
            <text:p>21</text:p>
          </table:table-cell>
          <table:table-cell table:formula="of:=[.B24]/[.C24]" office:value-type="float" office:value="0.148571428571429">
            <text:p>0.149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00">
            <text:p>500</text:p>
          </table:table-cell>
          <table:table-cell office:value-type="float" office:value="5.42">
            <text:p>5.42</text:p>
          </table:table-cell>
          <table:table-cell office:value-type="float" office:value="19">
            <text:p>19</text:p>
          </table:table-cell>
          <table:table-cell table:formula="of:=[.H24]/[.I24]" office:value-type="float" office:value="0.285263157894737">
            <text:p>0.28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.35">
            <text:p>3.35</text:p>
          </table:table-cell>
          <table:table-cell office:value-type="float" office:value="17">
            <text:p>17</text:p>
          </table:table-cell>
          <table:table-cell table:formula="of:=[.B25]/[.C25]" office:value-type="float" office:value="0.197058823529412">
            <text:p>0.197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00">
            <text:p>1000</text:p>
          </table:table-cell>
          <table:table-cell office:value-type="float" office:value="10.78">
            <text:p>10.78</text:p>
          </table:table-cell>
          <table:table-cell office:value-type="float" office:value="16">
            <text:p>16</text:p>
          </table:table-cell>
          <table:table-cell table:formula="of:=[.H25]/[.I25]" office:value-type="float" office:value="0.67375">
            <text:p>0.674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.82">
            <text:p>4.82</text:p>
          </table:table-cell>
          <table:table-cell office:value-type="float" office:value="17">
            <text:p>17</text:p>
          </table:table-cell>
          <table:table-cell table:formula="of:=[.B26]/[.C26]" office:value-type="float" office:value="0.283529411764706">
            <text:p>0.284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office:value-type="float" office:value="13.14">
            <text:p>13.14</text:p>
          </table:table-cell>
          <table:table-cell office:value-type="float" office:value="12">
            <text:p>12</text:p>
          </table:table-cell>
          <table:table-cell table:formula="of:=[.H26]/[.I26]" office:value-type="float" office:value="1.095">
            <text:p>1.09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6.2">
            <text:p>6.2</text:p>
          </table:table-cell>
          <table:table-cell office:value-type="float" office:value="14">
            <text:p>14</text:p>
          </table:table-cell>
          <table:table-cell table:formula="of:=[.B27]/[.C27]" office:value-type="float" office:value="0.442857142857143">
            <text:p>0.443</text:p>
          </table:table-cell>
          <table:table-cell table:style-name="ce7" office:value-type="string">
            <text:p>yes</text:p>
          </table:table-cell>
          <table:table-cell/>
          <table:table-cell office:value-type="float" office:value="5000">
            <text:p>5000</text:p>
          </table:table-cell>
          <table:table-cell office:value-type="float" office:value="29">
            <text:p>29.00</text:p>
          </table:table-cell>
          <table:table-cell office:value-type="float" office:value="11">
            <text:p>11</text:p>
          </table:table-cell>
          <table:table-cell table:formula="of:=[.H27]/[.I27]" office:value-type="float" office:value="2.63636363636364">
            <text:p>2.636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0000">
            <text:p>10000</text:p>
          </table:table-cell>
          <table:table-cell office:value-type="float" office:value="62.83">
            <text:p>62.83</text:p>
          </table:table-cell>
          <table:table-cell office:value-type="float" office:value="12">
            <text:p>12</text:p>
          </table:table-cell>
          <table:table-cell table:formula="of:=[.H28]/[.I28]" office:value-type="float" office:value="5.23583333333333">
            <text:p>5.236</text:p>
          </table:table-cell>
          <table:table-cell office:value-type="string">
            <text:p>no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20000">
            <text:p>20000</text:p>
          </table:table-cell>
          <table:table-cell office:value-type="float" office:value="106.4">
            <text:p>106.40</text:p>
          </table:table-cell>
          <table:table-cell office:value-type="float" office:value="10">
            <text:p>10</text:p>
          </table:table-cell>
          <table:table-cell table:formula="of:=[.H29]/[.I29]" office:value-type="float" office:value="10.64">
            <text:p>10.640</text:p>
          </table:table-cell>
          <table:table-cell office:value-type="string">
            <text:p>no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2" office:value-type="string">
            <text:p>SP3 – 1 Group: 40,176 DOF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" office:value-type="string">
            <text:p>Collision Estimator</text:p>
          </table:table-cell>
          <table:table-cell table:style-name="ce1" table:number-columns-repeated="4"/>
          <table:table-cell/>
          <table:table-cell table:style-name="ce3" office:value-type="string">
            <text:p>Expected Value Estimator</text:p>
          </table:table-cell>
          <table:table-cell table:style-name="ce1" table:number-columns-repeated="3"/>
          <table:table-cell table:style-name="Default"/>
        </table:table-row>
        <table:table-row table:style-name="ro3">
          <table:table-cell table:style-name="ce4" office:value-type="string">
            <text:p>Nh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Iters</text:p>
          </table:table-cell>
          <table:table-cell table:style-name="ce4" office:value-type="string">
            <text:p>Time/Iter</text:p>
          </table:table-cell>
          <table:table-cell table:style-name="ce4" office:value-type="string">
            <text:p>Monotonic</text:p>
          </table:table-cell>
          <table:table-cell table:style-name="ce7"/>
          <table:table-cell table:style-name="ce4" office:value-type="string">
            <text:p>Nh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Iters</text:p>
          </table:table-cell>
          <table:table-cell table:style-name="ce4" office:value-type="string">
            <text:p>Time/Iter</text:p>
          </table:table-cell>
          <table:table-cell table:style-name="ce4" office:value-type="string">
            <text:p>Monotonic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1" office:value-type="string">
            <text:p>DNC</text:p>
          </table:table-cell>
          <table:table-cell/>
          <table:table-cell office:value-type="float" office:value="1">
            <text:p>1</text:p>
          </table:table-cell>
          <table:table-cell office:value-type="float" office:value="3.06">
            <text:p>3.06</text:p>
          </table:table-cell>
          <table:table-cell office:value-type="float" office:value="82">
            <text:p>82</text:p>
          </table:table-cell>
          <table:table-cell table:formula="of:=[.H37]/[.I37]" office:value-type="float" office:value="0.0373170731707317">
            <text:p>0.037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8" office:value-type="float" office:value="9.7">
            <text:p>9.70</text:p>
          </table:table-cell>
          <table:table-cell office:value-type="float" office:value="210">
            <text:p>210</text:p>
          </table:table-cell>
          <table:table-cell table:formula="of:=[.B38]/[.C38]" office:value-type="float" office:value="0.0461904761904762">
            <text:p>0.046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5">
            <text:p>25</text:p>
          </table:table-cell>
          <table:table-cell office:value-type="float" office:value="2.31">
            <text:p>2.31</text:p>
          </table:table-cell>
          <table:table-cell office:value-type="float" office:value="41">
            <text:p>41</text:p>
          </table:table-cell>
          <table:table-cell table:formula="of:=[.H38]/[.I38]" office:value-type="float" office:value="0.0563414634146341">
            <text:p>0.056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style-name="ce8" office:value-type="float" office:value="3.81">
            <text:p>3.81</text:p>
          </table:table-cell>
          <table:table-cell office:value-type="float" office:value="74">
            <text:p>74</text:p>
          </table:table-cell>
          <table:table-cell table:formula="of:=[.B39]/[.C39]" office:value-type="float" office:value="0.0514864864864865">
            <text:p>0.051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table:style-name="Default" office:value-type="float" office:value="3.54">
            <text:p>3.54</text:p>
          </table:table-cell>
          <table:table-cell office:value-type="float" office:value="44">
            <text:p>44</text:p>
          </table:table-cell>
          <table:table-cell table:formula="of:=[.H39]/[.I39]" office:value-type="float" office:value="0.0804545454545455">
            <text:p>0.08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8" office:value-type="float" office:value="3.11">
            <text:p>3.11</text:p>
          </table:table-cell>
          <table:table-cell office:value-type="float" office:value="54">
            <text:p>54</text:p>
          </table:table-cell>
          <table:table-cell table:formula="of:=[.B40]/[.C40]" office:value-type="float" office:value="0.0575925925925926">
            <text:p>0.058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0">
            <text:p>100</text:p>
          </table:table-cell>
          <table:table-cell office:value-type="float" office:value="2.86">
            <text:p>2.86</text:p>
          </table:table-cell>
          <table:table-cell office:value-type="float" office:value="25">
            <text:p>25</text:p>
          </table:table-cell>
          <table:table-cell table:formula="of:=[.H40]/[.I40]" office:value-type="float" office:value="0.1144">
            <text:p>0.114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style-name="ce8" office:value-type="float" office:value="3.17">
            <text:p>3.17</text:p>
          </table:table-cell>
          <table:table-cell office:value-type="float" office:value="48">
            <text:p>48</text:p>
          </table:table-cell>
          <table:table-cell table:formula="of:=[.B41]/[.C41]" office:value-type="float" office:value="0.0660416666666667">
            <text:p>0.066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00">
            <text:p>200</text:p>
          </table:table-cell>
          <table:table-cell office:value-type="float" office:value="5.82">
            <text:p>5.82</text:p>
          </table:table-cell>
          <table:table-cell office:value-type="float" office:value="30">
            <text:p>30</text:p>
          </table:table-cell>
          <table:table-cell table:formula="of:=[.H41]/[.I41]" office:value-type="float" office:value="0.194">
            <text:p>0.194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style-name="ce8" office:value-type="float" office:value="2.56">
            <text:p>2.56</text:p>
          </table:table-cell>
          <table:table-cell office:value-type="float" office:value="29">
            <text:p>29</text:p>
          </table:table-cell>
          <table:table-cell table:formula="of:=[.B42]/[.C42]" office:value-type="float" office:value="0.0882758620689655">
            <text:p>0.088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00">
            <text:p>500</text:p>
          </table:table-cell>
          <table:table-cell office:value-type="float" office:value="7.05">
            <text:p>7.05</text:p>
          </table:table-cell>
          <table:table-cell office:value-type="float" office:value="17">
            <text:p>17</text:p>
          </table:table-cell>
          <table:table-cell table:formula="of:=[.H42]/[.I42]" office:value-type="float" office:value="0.414705882352941">
            <text:p>0.41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style-name="ce8" office:value-type="float" office:value="3.27">
            <text:p>3.27</text:p>
          </table:table-cell>
          <table:table-cell office:value-type="float" office:value="29">
            <text:p>29</text:p>
          </table:table-cell>
          <table:table-cell table:formula="of:=[.B43]/[.C43]" office:value-type="float" office:value="0.112758620689655">
            <text:p>0.113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00">
            <text:p>1000</text:p>
          </table:table-cell>
          <table:table-cell office:value-type="float" office:value="10.26">
            <text:p>10.26</text:p>
          </table:table-cell>
          <table:table-cell office:value-type="float" office:value="13">
            <text:p>13</text:p>
          </table:table-cell>
          <table:table-cell table:formula="of:=[.H43]/[.I43]" office:value-type="float" office:value="0.789230769230769">
            <text:p>0.789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style-name="ce8" office:value-type="float" office:value="5.06">
            <text:p>5.06</text:p>
          </table:table-cell>
          <table:table-cell office:value-type="float" office:value="40">
            <text:p>40</text:p>
          </table:table-cell>
          <table:table-cell table:formula="of:=[.B44]/[.C44]" office:value-type="float" office:value="0.1265">
            <text:p>0.127</text:p>
          </table:table-cell>
          <table:table-cell table:style-name="ce7"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office:value-type="float" office:value="22.48">
            <text:p>22.48</text:p>
          </table:table-cell>
          <table:table-cell office:value-type="float" office:value="14">
            <text:p>14</text:p>
          </table:table-cell>
          <table:table-cell table:formula="of:=[.H44]/[.I44]" office:value-type="float" office:value="1.60571428571429">
            <text:p>1.606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table:style-name="ce8" office:value-type="float" office:value="4.15">
            <text:p>4.15</text:p>
          </table:table-cell>
          <table:table-cell office:value-type="float" office:value="23">
            <text:p>23</text:p>
          </table:table-cell>
          <table:table-cell table:formula="of:=[.B45]/[.C45]" office:value-type="float" office:value="0.180434782608696">
            <text:p>0.180</text:p>
          </table:table-cell>
          <table:table-cell table:style-name="ce7" office:value-type="string">
            <text:p>no</text:p>
          </table:table-cell>
          <table:table-cell/>
          <table:table-cell office:value-type="float" office:value="5000">
            <text:p>5000</text:p>
          </table:table-cell>
          <table:table-cell office:value-type="float" office:value="42.96">
            <text:p>42.96</text:p>
          </table:table-cell>
          <table:table-cell office:value-type="float" office:value="11">
            <text:p>11</text:p>
          </table:table-cell>
          <table:table-cell table:formula="of:=[.H45]/[.I45]" office:value-type="float" office:value="3.90545454545455">
            <text:p>3.90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style-name="ce8" office:value-type="float" office:value="5.13">
            <text:p>5.13</text:p>
          </table:table-cell>
          <table:table-cell office:value-type="float" office:value="23">
            <text:p>23</text:p>
          </table:table-cell>
          <table:table-cell table:formula="of:=[.B46]/[.C46]" office:value-type="float" office:value="0.22304347826087">
            <text:p>0.223</text:p>
          </table:table-cell>
          <table:table-cell table:style-name="ce7" office:value-type="string">
            <text:p>no</text:p>
          </table:table-cell>
          <table:table-cell/>
          <table:table-cell office:value-type="float" office:value="10000">
            <text:p>10000</text:p>
          </table:table-cell>
          <table:table-cell office:value-type="float" office:value="77.73">
            <text:p>77.73</text:p>
          </table:table-cell>
          <table:table-cell office:value-type="float" office:value="10">
            <text:p>10</text:p>
          </table:table-cell>
          <table:table-cell table:formula="of:=[.H46]/[.I46]" office:value-type="float" office:value="7.773">
            <text:p>7.773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table:style-name="ce8" office:value-type="float" office:value="7.67">
            <text:p>7.67</text:p>
          </table:table-cell>
          <table:table-cell office:value-type="float" office:value="15">
            <text:p>15</text:p>
          </table:table-cell>
          <table:table-cell table:formula="of:=[.B47]/[.C47]" office:value-type="float" office:value="0.511333333333333">
            <text:p>0.511</text:p>
          </table:table-cell>
          <table:table-cell table:style-name="ce7" office:value-type="string">
            <text:p>yes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37.35">
            <text:p>137.35</text:p>
          </table:table-cell>
          <table:table-cell office:value-type="float" office:value="9">
            <text:p>9</text:p>
          </table:table-cell>
          <table:table-cell table:formula="of:=[.H47]/[.I47]" office:value-type="float" office:value="15.2611111111111">
            <text:p>15.261</text:p>
          </table:table-cell>
          <table:table-cell office:value-type="string">
            <text:p>yes</text:p>
          </table:table-cell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Convergence" table:style-name="ta1">
        <table:shapes>
          <draw:frame draw:z-index="0" draw:style-name="gr1" svg:width="6.0354in" svg:height="4.5016in" svg:x="6.6075in" svg:y="1.8925in">
            <draw:object draw:notify-on-update-of-ranges="Convergence.A13:Convergence.A13 Convergence.C15:Convergence.C46 Convergence.B15:Convergence.B46 Convergence.E13:Convergence.E13 Convergence.G15:Convergence.G26 Convergence.F15:Convergence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61in" svg:height="4.4902in" svg:x="6.4902in" svg:y="7.7197in">
            <draw:object draw:notify-on-update-of-ranges="Convergence.B51:Convergence.B180 Convergence.A13:Convergence.A13 Convergence.C51:Convergence.C180 Convergence.F51:Convergence.F66 Convergence.E13:Convergence.E13 Convergence.G51:Convergence.G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11" table:default-cell-style-name="ce14"/>
        <table:table-column table:style-name="co12" table:default-cell-style-name="Default"/>
        <table:table-column table:style-name="co13" table:default-cell-style-name="ce15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ESTIMATOR COMPARISON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Problem 3</text:p>
          </table:table-cell>
          <table:table-cell/>
          <table:table-cell table:style-name="Default"/>
          <table:table-cell office:value-type="string">
            <text:p>No reduced domain approximation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ILUT Preconditioning</text:p>
          </table:table-cell>
          <table:table-cell/>
          <table:table-cell table:style-name="Default"/>
          <table:table-cell office:value-type="string">
            <text:p>Timing/Iterations Measured on 2nd eigenvalue iteration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Fill Level</text:p>
          </table:table-cell>
          <table:table-cell office:value-type="float" office:value="2.5">
            <text:p>2.5</text:p>
          </table:table-cell>
          <table:table-cell table:style-name="Default"/>
          <table:table-cell office:value-type="string">
            <text:p>Serial Runs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Drop Tol</text:p>
          </table:table-cell>
          <table:table-cell table:style-name="ce5" office:value-type="float" office:value="0.001">
            <text:p>1.00E-3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Weight Cutoff</text:p>
          </table:table-cell>
          <table:table-cell table:style-name="ce5" office:value-type="float" office:value="0.0001">
            <text:p>1.00E-4</text:p>
          </table:table-cell>
          <table:table-cell table:style-name="Default"/>
          <table:table-cell table:style-name="ce1" office:value-type="string">
            <text:p>MCLS State</text:p>
          </table:table-cell>
          <table:table-cell table:style-name="Default" office:value-type="string">
            <text:p>6f00c0c19153241b4116cef88cab89893c49d1a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Richardson Relax</text:p>
          </table:table-cell>
          <table:table-cell table:style-name="ce6" office:value-type="float" office:value="1">
            <text:p>1.0</text:p>
          </table:table-cell>
          <table:table-cell table:style-name="Default"/>
          <table:table-cell table:style-name="ce1" office:value-type="string">
            <text:p>Exnihilo State</text:p>
          </table:table-cell>
          <table:table-cell table:style-name="Default" office:value-type="string">
            <text:p>7f1feb7986b9448bf6ad8d4d41d60306de28fb4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umann Relax</text:p>
          </table:table-cell>
          <table:table-cell table:style-name="ce6" office:value-type="float" office:value="1">
            <text:p>1.0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2" office:value-type="string">
            <text:p>SP1 – 1 Group: 20,088 DOFs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" office:value-type="string">
            <text:p>Collision Estimator</text:p>
          </table:table-cell>
          <table:table-cell table:style-name="ce1" table:number-columns-repeated="3"/>
          <table:table-cell table:style-name="ce3" office:value-type="string">
            <text:p>Expected Value Estimator</text:p>
          </table:table-cell>
          <table:table-cell table:style-name="ce1" table:number-columns-repeated="5"/>
          <table:table-cell/>
        </table:table-row>
        <table:table-row table:style-name="ro3">
          <table:table-cell table:style-name="ce1" office:value-type="string">
            <text:p>Nh = 5,000</text:p>
          </table:table-cell>
          <table:table-cell table:style-name="ce4" office:value-type="string">
            <text:p>Iter</text:p>
          </table:table-cell>
          <table:table-cell table:style-name="ce4" office:value-type="string">
            <text:p>Residual</text:p>
          </table:table-cell>
          <table:table-cell table:style-name="ce4"/>
          <table:table-cell table:style-name="ce1" office:value-type="string">
            <text:p>Nh = 5,000</text:p>
          </table:table-cell>
          <table:table-cell table:style-name="ce4" office:value-type="string">
            <text:p>Iter</text:p>
          </table:table-cell>
          <table:table-cell table:style-name="ce4" office:value-type="string">
            <text:p>Residual</text:p>
          </table:table-cell>
          <table:table-cell table:style-name="ce4" table:number-columns-repeated="4"/>
        </table:table-row>
        <table:table-row table:style-name="ro1">
          <table:table-cell table:style-name="ce1"/>
          <table:table-cell table:style-name="ce12" office:value-type="float" office:value="1">
            <text:p>1</text:p>
          </table:table-cell>
          <table:table-cell table:style-name="ce13" office:value-type="float" office:value="13.71288">
            <text:p>1.371288E+1</text:p>
          </table:table-cell>
          <table:table-cell table:style-name="ce7"/>
          <table:table-cell table:style-name="Default"/>
          <table:table-cell table:style-name="ce16" office:value-type="float" office:value="1">
            <text:p>1</text:p>
          </table:table-cell>
          <table:table-cell table:style-name="ce14" office:value-type="float" office:value="0.566763">
            <text:p>5.667630E-1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2">
            <text:p>2</text:p>
          </table:table-cell>
          <table:table-cell table:style-name="ce13" office:value-type="float" office:value="0.6096525">
            <text:p>6.096525E-1</text:p>
          </table:table-cell>
          <table:table-cell table:style-name="ce9"/>
          <table:table-cell table:style-name="Default"/>
          <table:table-cell table:style-name="ce16" office:value-type="float" office:value="2">
            <text:p>2</text:p>
          </table:table-cell>
          <table:table-cell table:style-name="ce14" office:value-type="float" office:value="0.03593607">
            <text:p>3.593607E-2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3">
            <text:p>3</text:p>
          </table:table-cell>
          <table:table-cell table:style-name="ce13" office:value-type="float" office:value="0.3925748">
            <text:p>3.925748E-1</text:p>
          </table:table-cell>
          <table:table-cell table:style-name="ce9"/>
          <table:table-cell table:style-name="Default"/>
          <table:table-cell table:style-name="ce16" office:value-type="float" office:value="3">
            <text:p>3</text:p>
          </table:table-cell>
          <table:table-cell table:style-name="ce14" office:value-type="float" office:value="0.01309854">
            <text:p>1.309854E-2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4">
            <text:p>4</text:p>
          </table:table-cell>
          <table:table-cell table:style-name="ce13" office:value-type="float" office:value="0.4779787">
            <text:p>4.779787E-1</text:p>
          </table:table-cell>
          <table:table-cell table:style-name="ce9"/>
          <table:table-cell table:style-name="Default"/>
          <table:table-cell table:style-name="ce16" office:value-type="float" office:value="4">
            <text:p>4</text:p>
          </table:table-cell>
          <table:table-cell table:style-name="ce14" office:value-type="float" office:value="0.001543307">
            <text:p>1.543307E-3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5">
            <text:p>5</text:p>
          </table:table-cell>
          <table:table-cell table:style-name="ce13" office:value-type="float" office:value="0.1849436">
            <text:p>1.849436E-1</text:p>
          </table:table-cell>
          <table:table-cell table:style-name="ce9"/>
          <table:table-cell table:style-name="Default"/>
          <table:table-cell table:style-name="ce16" office:value-type="float" office:value="5">
            <text:p>5</text:p>
          </table:table-cell>
          <table:table-cell table:style-name="ce14" office:value-type="float" office:value="0.0001018327">
            <text:p>1.018327E-4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6">
            <text:p>6</text:p>
          </table:table-cell>
          <table:table-cell table:style-name="ce13" office:value-type="float" office:value="0.05586309">
            <text:p>5.586309E-2</text:p>
          </table:table-cell>
          <table:table-cell table:style-name="ce9"/>
          <table:table-cell table:style-name="Default"/>
          <table:table-cell table:style-name="ce16" office:value-type="float" office:value="6">
            <text:p>6</text:p>
          </table:table-cell>
          <table:table-cell table:style-name="ce14" office:value-type="float" office:value="0.00001557404">
            <text:p>1.557404E-5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7">
            <text:p>7</text:p>
          </table:table-cell>
          <table:table-cell table:style-name="ce13" office:value-type="float" office:value="0.08120854">
            <text:p>8.120854E-2</text:p>
          </table:table-cell>
          <table:table-cell table:style-name="ce9"/>
          <table:table-cell table:style-name="Default"/>
          <table:table-cell table:style-name="ce16" office:value-type="float" office:value="7">
            <text:p>7</text:p>
          </table:table-cell>
          <table:table-cell table:style-name="ce14" office:value-type="float" office:value="0.000003049988">
            <text:p>3.049988E-6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8">
            <text:p>8</text:p>
          </table:table-cell>
          <table:table-cell table:style-name="ce13" office:value-type="float" office:value="0.005536616">
            <text:p>5.536616E-3</text:p>
          </table:table-cell>
          <table:table-cell table:style-name="ce9"/>
          <table:table-cell table:style-name="Default"/>
          <table:table-cell table:style-name="ce16" office:value-type="float" office:value="8">
            <text:p>8</text:p>
          </table:table-cell>
          <table:table-cell table:style-name="ce14" office:value-type="float" office:value="0.0000002776826">
            <text:p>2.776826E-7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9">
            <text:p>9</text:p>
          </table:table-cell>
          <table:table-cell table:style-name="ce13" office:value-type="float" office:value="0.006562094">
            <text:p>6.562094E-3</text:p>
          </table:table-cell>
          <table:table-cell table:style-name="ce9"/>
          <table:table-cell table:style-name="Default"/>
          <table:table-cell table:style-name="ce16" office:value-type="float" office:value="9">
            <text:p>9</text:p>
          </table:table-cell>
          <table:table-cell table:style-name="ce14" office:value-type="float" office:value="0.00000009628079">
            <text:p>9.628079E-8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10">
            <text:p>10</text:p>
          </table:table-cell>
          <table:table-cell table:style-name="ce13" office:value-type="float" office:value="0.00159031">
            <text:p>1.590310E-3</text:p>
          </table:table-cell>
          <table:table-cell table:style-name="ce9"/>
          <table:table-cell table:style-name="Default"/>
          <table:table-cell table:style-name="ce16" office:value-type="float" office:value="10">
            <text:p>10</text:p>
          </table:table-cell>
          <table:table-cell table:style-name="ce14" office:value-type="float" office:value="0.00000001502274">
            <text:p>1.502274E-8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11">
            <text:p>11</text:p>
          </table:table-cell>
          <table:table-cell table:style-name="ce13" office:value-type="float" office:value="0.003314809">
            <text:p>3.314809E-3</text:p>
          </table:table-cell>
          <table:table-cell table:style-name="ce9"/>
          <table:table-cell table:style-name="Default"/>
          <table:table-cell table:style-name="ce16" office:value-type="float" office:value="11">
            <text:p>11</text:p>
          </table:table-cell>
          <table:table-cell table:style-name="ce14" office:value-type="float" office:value="0.000000002220974">
            <text:p>2.220974E-9</text:p>
          </table:table-cell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12">
            <text:p>12</text:p>
          </table:table-cell>
          <table:table-cell table:style-name="ce13" office:value-type="float" office:value="0.0005991302">
            <text:p>5.991302E-4</text:p>
          </table:table-cell>
          <table:table-cell table:style-name="ce9"/>
          <table:table-cell table:style-name="ce7"/>
          <table:table-cell/>
          <table:table-cell table:style-name="ce17"/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 table:style-name="ce1"/>
          <table:table-cell table:style-name="ce12" office:value-type="float" office:value="13">
            <text:p>13</text:p>
          </table:table-cell>
          <table:table-cell table:style-name="ce13" office:value-type="float" office:value="0.0008949125">
            <text:p>8.949125E-4</text:p>
          </table:table-cell>
          <table:table-cell table:style-name="ce9"/>
          <table:table-cell table:style-name="ce7"/>
          <table:table-cell/>
          <table:table-cell table:style-name="ce17"/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/>
          <table:table-cell table:style-name="ce12" office:value-type="float" office:value="14">
            <text:p>14</text:p>
          </table:table-cell>
          <table:table-cell table:style-name="ce13" office:value-type="float" office:value="0.0004913674">
            <text:p>4.913674E-4</text:p>
          </table:table-cell>
          <table:table-cell/>
          <table:table-cell table:style-name="Default"/>
          <table:table-cell/>
          <table:table-cell table:style-name="ce17"/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/>
          <table:table-cell table:style-name="ce12" office:value-type="float" office:value="15">
            <text:p>15</text:p>
          </table:table-cell>
          <table:table-cell table:style-name="ce13" office:value-type="float" office:value="0.0001190344">
            <text:p>1.190344E-4</text:p>
          </table:table-cell>
          <table:table-cell/>
          <table:table-cell table:style-name="Default"/>
          <table:table-cell/>
          <table:table-cell table:style-name="ce17"/>
          <table:table-cell table:style-name="ce8"/>
          <table:table-cell/>
          <table:table-cell table:style-name="ce9"/>
          <table:table-cell table:style-name="ce7"/>
        </table:table-row>
        <table:table-row table:style-name="ro1">
          <table:table-cell/>
          <table:table-cell table:style-name="ce12" office:value-type="float" office:value="16">
            <text:p>16</text:p>
          </table:table-cell>
          <table:table-cell table:style-name="ce13" office:value-type="float" office:value="0.00007208767">
            <text:p>7.208767E-5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17">
            <text:p>17</text:p>
          </table:table-cell>
          <table:table-cell table:style-name="ce13" office:value-type="float" office:value="0.00002163262">
            <text:p>2.163262E-5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18">
            <text:p>18</text:p>
          </table:table-cell>
          <table:table-cell table:style-name="ce13" office:value-type="float" office:value="0.00003434006">
            <text:p>3.434006E-5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19">
            <text:p>19</text:p>
          </table:table-cell>
          <table:table-cell table:style-name="ce13" office:value-type="float" office:value="0.00001481838">
            <text:p>1.481838E-5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20">
            <text:p>20</text:p>
          </table:table-cell>
          <table:table-cell table:style-name="ce13" office:value-type="float" office:value="0.00001088712">
            <text:p>1.088712E-5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21">
            <text:p>21</text:p>
          </table:table-cell>
          <table:table-cell table:style-name="ce13" office:value-type="float" office:value="0.000003644052">
            <text:p>3.644052E-6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22">
            <text:p>22</text:p>
          </table:table-cell>
          <table:table-cell table:style-name="ce13" office:value-type="float" office:value="0.000001053462">
            <text:p>1.053462E-6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23">
            <text:p>23</text:p>
          </table:table-cell>
          <table:table-cell table:style-name="ce13" office:value-type="float" office:value="0.0000003936714">
            <text:p>3.936714E-7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24">
            <text:p>24</text:p>
          </table:table-cell>
          <table:table-cell table:style-name="ce13" office:value-type="float" office:value="0.0000004308235">
            <text:p>4.308235E-7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25">
            <text:p>25</text:p>
          </table:table-cell>
          <table:table-cell table:style-name="ce13" office:value-type="float" office:value="0.0000001164861">
            <text:p>1.164861E-7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26">
            <text:p>26</text:p>
          </table:table-cell>
          <table:table-cell table:style-name="ce13" office:value-type="float" office:value="0.0000001826148">
            <text:p>1.826148E-7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27">
            <text:p>27</text:p>
          </table:table-cell>
          <table:table-cell table:style-name="ce13" office:value-type="float" office:value="0.0000000463131">
            <text:p>4.631310E-8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28">
            <text:p>28</text:p>
          </table:table-cell>
          <table:table-cell table:style-name="ce13" office:value-type="float" office:value="0.0000001436059">
            <text:p>1.436059E-7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29">
            <text:p>29</text:p>
          </table:table-cell>
          <table:table-cell table:style-name="ce13" office:value-type="float" office:value="0.00000004393869">
            <text:p>4.393869E-8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30">
            <text:p>30</text:p>
          </table:table-cell>
          <table:table-cell table:style-name="ce13" office:value-type="float" office:value="0.00000002699219">
            <text:p>2.699219E-8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31">
            <text:p>31</text:p>
          </table:table-cell>
          <table:table-cell table:style-name="ce13" office:value-type="float" office:value="0.00000001375241">
            <text:p>1.375241E-8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table:style-name="ce12" office:value-type="float" office:value="32">
            <text:p>32</text:p>
          </table:table-cell>
          <table:table-cell table:style-name="ce13" office:value-type="float" office:value="0.000000001388842">
            <text:p>1.388842E-9</text:p>
          </table:table-cell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5"/>
          <table:table-cell table:number-columns-repeated="4"/>
        </table:table-row>
        <table:table-row table:style-name="ro1">
          <table:table-cell table:style-name="ce3" office:value-type="string">
            <text:p>Collision Estimator</text:p>
          </table:table-cell>
          <table:table-cell table:style-name="ce1" table:number-columns-repeated="3"/>
          <table:table-cell table:style-name="ce3" office:value-type="string">
            <text:p>Expected Value Estimator</text:p>
          </table:table-cell>
          <table:table-cell table:style-name="ce1" table:number-columns-repeated="2"/>
          <table:table-cell table:number-columns-repeated="4"/>
        </table:table-row>
        <table:table-row table:style-name="ro3">
          <table:table-cell table:style-name="ce1" office:value-type="string">
            <text:p>Nh = 1,000</text:p>
          </table:table-cell>
          <table:table-cell table:style-name="ce4" office:value-type="string">
            <text:p>Iter</text:p>
          </table:table-cell>
          <table:table-cell table:style-name="ce4" office:value-type="string">
            <text:p>Residual</text:p>
          </table:table-cell>
          <table:table-cell table:style-name="ce4"/>
          <table:table-cell table:style-name="ce1" office:value-type="string">
            <text:p>Nh = 1,000</text:p>
          </table:table-cell>
          <table:table-cell table:style-name="ce4" office:value-type="string">
            <text:p>Iter</text:p>
          </table:table-cell>
          <table:table-cell table:style-name="ce4" office:value-type="string">
            <text:p>Residu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.295536">
            <text:p>3.295536E+0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ce18" office:value-type="float" office:value="0.4756495">
            <text:p>4.76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.923218">
            <text:p>2.923218E+0</text:p>
          </table:table-cell>
          <table:table-cell/>
          <table:table-cell table:style-name="Default"/>
          <table:table-cell office:value-type="float" office:value="2">
            <text:p>2</text:p>
          </table:table-cell>
          <table:table-cell table:style-name="ce18" office:value-type="float" office:value="0.06936344">
            <text:p>6.94E-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.658022">
            <text:p>1.658022E+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8" office:value-type="float" office:value="0.03234616">
            <text:p>3.23E-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5825084">
            <text:p>5.825084E-1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8" office:value-type="float" office:value="0.00424545">
            <text:p>4.25E-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177734">
            <text:p>1.177734E+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8" office:value-type="float" office:value="0.001145332">
            <text:p>1.15E-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.550961">
            <text:p>4.550961E+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8" office:value-type="float" office:value="0.0001271048">
            <text:p>1.27E-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.518404">
            <text:p>6.518404E+0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8" office:value-type="float" office:value="0.0001164866">
            <text:p>1.16E-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432519">
            <text:p>1.432519E+0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8" office:value-type="float" office:value="0.00003103747">
            <text:p>3.10E-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8895749">
            <text:p>8.895749E-1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8" office:value-type="float" office:value="0.000005217943">
            <text:p>5.22E-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58777">
            <text:p>5.587770E-1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8" office:value-type="float" office:value="0.000002449704">
            <text:p>2.45E-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.8043653">
            <text:p>8.043653E-1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8" office:value-type="float" office:value="0.000009527781">
            <text:p>9.53E-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2800157">
            <text:p>2.800157E-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8" office:value-type="float" office:value="0.000004006739">
            <text:p>4.01E-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1687139">
            <text:p>1.687139E-1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8" office:value-type="float" office:value="0.0000001395119">
            <text:p>1.40E-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05644579">
            <text:p>5.644579E-2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8" office:value-type="float" office:value="0.00000007943976">
            <text:p>7.94E-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9555661">
            <text:p>9.555661E-2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8" office:value-type="float" office:value="0.00000001545774">
            <text:p>1.55E-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1928792">
            <text:p>1.928792E-2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8" office:value-type="float" office:value="0.000000002790463">
            <text:p>2.79E-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02301939">
            <text:p>2.301939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05113322">
            <text:p>5.113322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01724039">
            <text:p>1.724039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3809702">
            <text:p>3.809702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002425744">
            <text:p>2.425744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003579714">
            <text:p>3.579714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07897846">
            <text:p>7.897846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.03991582">
            <text:p>3.991582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01101012">
            <text:p>1.101012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0.02214591">
            <text:p>2.214591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.0103818">
            <text:p>1.038180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0.1870741">
            <text:p>1.870741E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0.08870905">
            <text:p>8.870905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113009">
            <text:p>1.130090E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.03773936">
            <text:p>3.773936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7505339">
            <text:p>7.505339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0.08584552">
            <text:p>8.584552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0.01192266">
            <text:p>1.192266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.02758711">
            <text:p>2.758711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0.0470516">
            <text:p>4.705160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0.03960253">
            <text:p>3.960253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0.03029966">
            <text:p>3.029966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0.01250328">
            <text:p>1.250328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3321148">
            <text:p>3.321148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0.06937123">
            <text:p>6.937123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0.3509096">
            <text:p>3.509096E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0.107618">
            <text:p>1.076180E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0.04212788">
            <text:p>4.212788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0.2270205">
            <text:p>2.270205E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0.1753659">
            <text:p>1.753659E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.05054755">
            <text:p>5.054755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0.02721075">
            <text:p>2.721075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0.009242038">
            <text:p>9.242038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3614371">
            <text:p>3.614371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.02108058">
            <text:p>2.108058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.008738531">
            <text:p>8.738531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0.003130175">
            <text:p>3.130175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0.006174015">
            <text:p>6.174015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.001670414">
            <text:p>1.670414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0.001767695">
            <text:p>1.767695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0.004725744">
            <text:p>4.725744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0.0184918">
            <text:p>1.849180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0.02442978">
            <text:p>2.442978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005251788">
            <text:p>5.251788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0.00747643">
            <text:p>7.476430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0.008644956">
            <text:p>8.644956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.009606264">
            <text:p>9.606264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003985179">
            <text:p>3.985179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.001907456">
            <text:p>1.907456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0.0007978558">
            <text:p>7.978558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.006510911">
            <text:p>6.510911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0.003460297">
            <text:p>3.460297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0.002689024">
            <text:p>2.689024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001061493">
            <text:p>1.061493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0.001907797">
            <text:p>1.907797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0.001683567">
            <text:p>1.683567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0.01030244">
            <text:p>1.030244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0.002248187">
            <text:p>2.248187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.00574545">
            <text:p>5.745450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.01608363">
            <text:p>1.608363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0.009276476">
            <text:p>9.276476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0.03583591">
            <text:p>3.583591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0.02762412">
            <text:p>2.762412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005285845">
            <text:p>5.285845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0.008472558">
            <text:p>8.472558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0.002645405">
            <text:p>2.645405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0.00153881">
            <text:p>1.538810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0.0006567459">
            <text:p>6.567459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0.0008868506">
            <text:p>8.868506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0.0005173811">
            <text:p>5.173811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0.007839189">
            <text:p>7.839189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.007620569">
            <text:p>7.620569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0.003673183">
            <text:p>3.673183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0009706321">
            <text:p>9.706321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0.001660703">
            <text:p>1.660703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0.0006550071">
            <text:p>6.550071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0.000388991">
            <text:p>3.889910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0.0001874279">
            <text:p>1.874279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0.0001888364">
            <text:p>1.888364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0.0005534971">
            <text:p>5.534971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0.0002218801">
            <text:p>2.218801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0.01079235">
            <text:p>1.079235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0.02196517">
            <text:p>2.196517E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06343287">
            <text:p>6.343287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0.003522056">
            <text:p>3.522056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0.001686943">
            <text:p>1.686943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0.002367214">
            <text:p>2.367214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0.001196102">
            <text:p>1.196102E-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0.0002406926">
            <text:p>2.406926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0.000142459">
            <text:p>1.424590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0.000160876">
            <text:p>1.608760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0.0002802704">
            <text:p>2.802704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0.00013377">
            <text:p>1.337700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0.0001674842">
            <text:p>1.674842E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0.00003347216">
            <text:p>3.347216E-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0.00004810112">
            <text:p>4.810112E-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0.00002002137">
            <text:p>2.002137E-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0.00001392724">
            <text:p>1.392724E-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0.000008184562">
            <text:p>8.184562E-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0.000003682206">
            <text:p>3.682206E-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0.000002958972">
            <text:p>2.958972E-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0.000001360678">
            <text:p>1.360678E-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0.000001351651">
            <text:p>1.351651E-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0.000005795099">
            <text:p>5.795099E-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0.000001711896">
            <text:p>1.711896E-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0.0000005664015">
            <text:p>5.664015E-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0.000000864582">
            <text:p>8.645820E-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0.0000001749942">
            <text:p>1.749942E-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0.0000001312777">
            <text:p>1.312777E-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0.0000001056203">
            <text:p>1.056203E-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0.00000005418012">
            <text:p>5.418012E-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0000005559168">
            <text:p>5.559168E-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0.00000003878922">
            <text:p>3.878922E-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0.000000004206945">
            <text:p>4.206945E-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</table:table>
      <table:table table:name="Relaxation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2" number:min-integer-digits="1" number:min-exponent-digits="1"/>
    </number:number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scientific-number number:decimal-places="6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4-11T07:46:27</dc:date>
    <dc:creator>Stuart Slattery</dc:creator>
    <meta:editing-duration>PT3H49M36S</meta:editing-duration>
    <meta:editing-cycles>54</meta:editing-cycles>
    <meta:generator>LibreOffice/3.5$Linux_X86_64 LibreOffice_project/350m1$Build-2</meta:generator>
    <meta:document-statistic meta:table-count="3" meta:cell-count="7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31cm" svg:height="11.435cm" xlink:href=".." xlink:type="simple" chart:class="chart:scatter" chart:style-name="ch1">
        <chart:title svg:x="5.253cm" svg:y="0.364cm" chart:style-name="ch2">
          <text:p>Estimator Convergence</text:p>
        </chart:title>
        <chart:subtitle svg:x="5.227cm" svg:y="1.371cm" chart:style-name="ch3">
          <text:p>5,000 Histories per Iteration</text:p>
        </chart:subtitle>
        <chart:legend chart:legend-position="bottom" svg:x="3.078cm" svg:y="10.652cm" style:legend-expansion="wide" chart:style-name="ch4"/>
        <chart:plot-area chart:style-name="ch5" table:cell-range-address="Convergence.B15:Convergence.C46 Convergence.A13:Convergence.A13 Convergence.E13:Convergence.E13 Convergence.G15:Convergence.G26" chart:data-source-has-labels="row" svg:x="1.317cm" svg:y="2.51cm" svg:width="13.402cm" svg:height="6.933cm">
          <chartooo:coordinate-region svg:x="2.944cm" svg:y="2.709cm" svg:width="11.588cm" svg:height="6.087cm"/>
          <chart:axis chart:dimension="x" chart:name="primary-x" chart:style-name="ch6">
            <chart:title svg:x="7.379cm" svg:y="9.671cm" chart:style-name="ch7">
              <text:p>Iteration</text:p>
            </chart:title>
          </chart:axis>
          <chart:axis chart:dimension="y" chart:name="primary-y" chart:style-name="ch8">
            <chart:title svg:x="0.451cm" svg:y="7.383cm" chart:style-name="ch9">
              <text:p>Residual Inf_Norm</text:p>
            </chart:title>
            <chart:grid chart:style-name="ch10" chart:class="major"/>
          </chart:axis>
          <chart:series chart:style-name="ch11" chart:values-cell-range-address="Convergence.C15:Convergence.C46" chart:label-cell-address="Convergence.A13:Convergence.A13" chart:class="chart:scatter">
            <chart:domain table:cell-range-address="Convergence.B15:Convergence.B46"/>
            <chart:data-point chart:repeated="32"/>
          </chart:series>
          <chart:series chart:style-name="ch12" chart:values-cell-range-address="Convergence.G15:Convergence.G26" chart:label-cell-address="Convergence.E13:Convergence.E13" chart:class="chart:scatter">
            <chart:domain table:cell-range-address="Convergence.F15:Convergence.F25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lision Estimator</text:p>
                <draw:g>
                  <svg:desc>Convergence.A13:Convergence.A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pected Value Estimator</text:p>
                <draw:g>
                  <svg:desc>Convergence.E13:Convergence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15:Convergence.B46</svg:desc>
                </draw:g>
              </table:table-cell>
              <table:table-cell office:value-type="float" office:value="13.71288">
                <text:p>13.71288</text:p>
                <draw:g>
                  <svg:desc>Convergence.C15:Convergence.C46</svg:desc>
                </draw:g>
              </table:table-cell>
              <table:table-cell office:value-type="float" office:value="1">
                <text:p>1</text:p>
                <draw:g>
                  <svg:desc>Convergence.F15:Convergence.F25</svg:desc>
                </draw:g>
              </table:table-cell>
              <table:table-cell office:value-type="float" office:value="0.566763">
                <text:p>0.566763</text:p>
                <draw:g>
                  <svg:desc>Convergence.G15:Convergence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96525">
                <text:p>0.6096525</text:p>
              </table:table-cell>
              <table:table-cell office:value-type="float" office:value="2">
                <text:p>2</text:p>
              </table:table-cell>
              <table:table-cell office:value-type="float" office:value="0.03593607">
                <text:p>0.03593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925748">
                <text:p>0.3925748</text:p>
              </table:table-cell>
              <table:table-cell office:value-type="float" office:value="3">
                <text:p>3</text:p>
              </table:table-cell>
              <table:table-cell office:value-type="float" office:value="0.01309854">
                <text:p>0.01309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79787">
                <text:p>0.4779787</text:p>
              </table:table-cell>
              <table:table-cell office:value-type="float" office:value="4">
                <text:p>4</text:p>
              </table:table-cell>
              <table:table-cell office:value-type="float" office:value="0.001543307">
                <text:p>0.001543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49436">
                <text:p>0.1849436</text:p>
              </table:table-cell>
              <table:table-cell office:value-type="float" office:value="5">
                <text:p>5</text:p>
              </table:table-cell>
              <table:table-cell office:value-type="float" office:value="0.0001018327">
                <text:p>0.0001018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586309">
                <text:p>0.05586309</text:p>
              </table:table-cell>
              <table:table-cell office:value-type="float" office:value="6">
                <text:p>6</text:p>
              </table:table-cell>
              <table:table-cell office:value-type="float" office:value="0.00001557404">
                <text:p>0.00001557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8120854">
                <text:p>0.08120854</text:p>
              </table:table-cell>
              <table:table-cell office:value-type="float" office:value="7">
                <text:p>7</text:p>
              </table:table-cell>
              <table:table-cell office:value-type="float" office:value="0.000003049988">
                <text:p>0.000003049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5536616">
                <text:p>0.005536616</text:p>
              </table:table-cell>
              <table:table-cell office:value-type="float" office:value="8">
                <text:p>8</text:p>
              </table:table-cell>
              <table:table-cell office:value-type="float" office:value="0.0000002776826">
                <text:p>0.0000002776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6562094">
                <text:p>0.006562094</text:p>
              </table:table-cell>
              <table:table-cell office:value-type="float" office:value="9">
                <text:p>9</text:p>
              </table:table-cell>
              <table:table-cell office:value-type="float" office:value="0.00000009628079">
                <text:p>0.00000009628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59031">
                <text:p>0.00159031</text:p>
              </table:table-cell>
              <table:table-cell office:value-type="float" office:value="10">
                <text:p>10</text:p>
              </table:table-cell>
              <table:table-cell office:value-type="float" office:value="0.00000001502274">
                <text:p>0.00000001502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314809">
                <text:p>0.003314809</text:p>
              </table:table-cell>
              <table:table-cell office:value-type="float" office:value="11">
                <text:p>11</text:p>
              </table:table-cell>
              <table:table-cell office:value-type="float" office:value="0.000000002220974">
                <text:p>0.000000002220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5991302">
                <text:p>0.000599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8949125">
                <text:p>0.000894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4913674">
                <text:p>0.000491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1190344">
                <text:p>0.000119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7208767">
                <text:p>0.0000720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2163262">
                <text:p>0.0000216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3434006">
                <text:p>0.0000343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1481838">
                <text:p>0.0000148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088712">
                <text:p>0.0000108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003644052">
                <text:p>0.00000364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1053462">
                <text:p>0.00000105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03936714">
                <text:p>0.000000393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0004308235">
                <text:p>0.000000430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01164861">
                <text:p>0.000000116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01826148">
                <text:p>0.000000182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00463131">
                <text:p>0.000000046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001436059">
                <text:p>0.000000143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0004393869">
                <text:p>0.0000000439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002699219">
                <text:p>0.00000002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0001375241">
                <text:p>0.0000000137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0001388842">
                <text:p>0.00000000138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04cm" svg:height="11.406cm" xlink:href=".." xlink:type="simple" chart:class="chart:scatter" chart:style-name="ch1">
        <chart:title svg:x="5.54cm" svg:y="0.364cm" chart:style-name="ch2">
          <text:p>Estimator Convergence</text:p>
        </chart:title>
        <chart:subtitle svg:x="5.514cm" svg:y="1.371cm" chart:style-name="ch3">
          <text:p>1,000 Histories per Iteration</text:p>
        </chart:subtitle>
        <chart:legend chart:legend-position="bottom" svg:x="3.365cm" svg:y="10.623cm" style:legend-expansion="wide" chart:style-name="ch4"/>
        <chart:plot-area chart:style-name="ch5" table:cell-range-address="Convergence.B51:Convergence.C180 Convergence.A13:Convergence.A13 Convergence.E13:Convergence.E13 Convergence.G51:Convergence.G66" chart:data-source-has-labels="row" svg:x="1.329cm" svg:y="2.51cm" svg:width="13.939cm" svg:height="6.904cm">
          <chartooo:coordinate-region svg:x="2.876cm" svg:y="2.709cm" svg:width="12.112cm" svg:height="6.058cm"/>
          <chart:axis chart:dimension="x" chart:name="primary-x" chart:style-name="ch6">
            <chart:title svg:x="7.659cm" svg:y="9.642cm" chart:style-name="ch7">
              <text:p>Iteration</text:p>
            </chart:title>
          </chart:axis>
          <chart:axis chart:dimension="y" chart:name="primary-y" chart:style-name="ch8">
            <chart:title svg:x="0.451cm" svg:y="7.369cm" chart:style-name="ch9">
              <text:p>Residual Inf_Norm</text:p>
            </chart:title>
            <chart:grid chart:style-name="ch10" chart:class="major"/>
          </chart:axis>
          <chart:series chart:style-name="ch11" chart:values-cell-range-address="Convergence.C51:Convergence.C180" chart:label-cell-address="Convergence.A13:Convergence.A13" chart:class="chart:scatter">
            <chart:domain table:cell-range-address="Convergence.B51:Convergence.B180"/>
            <chart:data-point chart:repeated="130"/>
          </chart:series>
          <chart:series chart:style-name="ch12" chart:values-cell-range-address="Convergence.G51:Convergence.G66" chart:label-cell-address="Convergence.E13:Convergence.E13" chart:class="chart:scatter">
            <chart:domain table:cell-range-address="Convergence.F51:Convergence.F66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lision Estimator</text:p>
                <draw:g>
                  <svg:desc>Convergence.A13:Convergence.A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pected Value Estimator</text:p>
                <draw:g>
                  <svg:desc>Convergence.E13:Convergence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51:Convergence.B180</svg:desc>
                </draw:g>
              </table:table-cell>
              <table:table-cell office:value-type="float" office:value="3.295536">
                <text:p>3.295536</text:p>
                <draw:g>
                  <svg:desc>Convergence.C51:Convergence.C180</svg:desc>
                </draw:g>
              </table:table-cell>
              <table:table-cell office:value-type="float" office:value="1">
                <text:p>1</text:p>
                <draw:g>
                  <svg:desc>Convergence.F51:Convergence.F66</svg:desc>
                </draw:g>
              </table:table-cell>
              <table:table-cell office:value-type="float" office:value="0.4756495">
                <text:p>0.4756495</text:p>
                <draw:g>
                  <svg:desc>Convergence.G51:Convergence.G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23218">
                <text:p>2.923218</text:p>
              </table:table-cell>
              <table:table-cell office:value-type="float" office:value="2">
                <text:p>2</text:p>
              </table:table-cell>
              <table:table-cell office:value-type="float" office:value="0.06936344">
                <text:p>0.06936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58022">
                <text:p>1.658022</text:p>
              </table:table-cell>
              <table:table-cell office:value-type="float" office:value="3">
                <text:p>3</text:p>
              </table:table-cell>
              <table:table-cell office:value-type="float" office:value="0.03234616">
                <text:p>0.03234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25084">
                <text:p>0.5825084</text:p>
              </table:table-cell>
              <table:table-cell office:value-type="float" office:value="4">
                <text:p>4</text:p>
              </table:table-cell>
              <table:table-cell office:value-type="float" office:value="0.00424545">
                <text:p>0.0042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77734">
                <text:p>1.177734</text:p>
              </table:table-cell>
              <table:table-cell office:value-type="float" office:value="5">
                <text:p>5</text:p>
              </table:table-cell>
              <table:table-cell office:value-type="float" office:value="0.001145332">
                <text:p>0.00114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0961">
                <text:p>4.550961</text:p>
              </table:table-cell>
              <table:table-cell office:value-type="float" office:value="6">
                <text:p>6</text:p>
              </table:table-cell>
              <table:table-cell office:value-type="float" office:value="0.0001271048">
                <text:p>0.0001271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18404">
                <text:p>6.518404</text:p>
              </table:table-cell>
              <table:table-cell office:value-type="float" office:value="7">
                <text:p>7</text:p>
              </table:table-cell>
              <table:table-cell office:value-type="float" office:value="0.0001164866">
                <text:p>0.0001164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32519">
                <text:p>1.432519</text:p>
              </table:table-cell>
              <table:table-cell office:value-type="float" office:value="8">
                <text:p>8</text:p>
              </table:table-cell>
              <table:table-cell office:value-type="float" office:value="0.00003103747">
                <text:p>0.00003103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95749">
                <text:p>0.8895749</text:p>
              </table:table-cell>
              <table:table-cell office:value-type="float" office:value="9">
                <text:p>9</text:p>
              </table:table-cell>
              <table:table-cell office:value-type="float" office:value="0.000005217943">
                <text:p>0.000005217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8777">
                <text:p>0.558777</text:p>
              </table:table-cell>
              <table:table-cell office:value-type="float" office:value="10">
                <text:p>10</text:p>
              </table:table-cell>
              <table:table-cell office:value-type="float" office:value="0.000002449704">
                <text:p>0.000002449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043653">
                <text:p>0.8043653</text:p>
              </table:table-cell>
              <table:table-cell office:value-type="float" office:value="11">
                <text:p>11</text:p>
              </table:table-cell>
              <table:table-cell office:value-type="float" office:value="0.000009527781">
                <text:p>0.000009527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800157">
                <text:p>0.2800157</text:p>
              </table:table-cell>
              <table:table-cell office:value-type="float" office:value="12">
                <text:p>12</text:p>
              </table:table-cell>
              <table:table-cell office:value-type="float" office:value="0.000004006739">
                <text:p>0.000004006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687139">
                <text:p>0.1687139</text:p>
              </table:table-cell>
              <table:table-cell office:value-type="float" office:value="13">
                <text:p>13</text:p>
              </table:table-cell>
              <table:table-cell office:value-type="float" office:value="0.0000001395119">
                <text:p>0.0000001395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5644579">
                <text:p>0.05644579</text:p>
              </table:table-cell>
              <table:table-cell office:value-type="float" office:value="14">
                <text:p>14</text:p>
              </table:table-cell>
              <table:table-cell office:value-type="float" office:value="0.00000007943976">
                <text:p>0.00000007943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555661">
                <text:p>0.09555661</text:p>
              </table:table-cell>
              <table:table-cell office:value-type="float" office:value="15">
                <text:p>15</text:p>
              </table:table-cell>
              <table:table-cell office:value-type="float" office:value="0.00000001545774">
                <text:p>0.00000001545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928792">
                <text:p>0.01928792</text:p>
              </table:table-cell>
              <table:table-cell office:value-type="float" office:value="16">
                <text:p>16</text:p>
              </table:table-cell>
              <table:table-cell office:value-type="float" office:value="0.000000002790463">
                <text:p>0.0000000027904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301939">
                <text:p>0.0230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5113322">
                <text:p>0.0511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724039">
                <text:p>0.0172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3809702">
                <text:p>0.00380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425744">
                <text:p>0.00242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3579714">
                <text:p>0.00357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7897846">
                <text:p>0.00789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3991582">
                <text:p>0.0399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101012">
                <text:p>0.0110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2214591">
                <text:p>0.0221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03818">
                <text:p>0.010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870741">
                <text:p>0.187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8870905">
                <text:p>0.0887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13009">
                <text:p>0.1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773936">
                <text:p>0.0377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505339">
                <text:p>0.0750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8584552">
                <text:p>0.0858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192266">
                <text:p>0.0119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758711">
                <text:p>0.0275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470516">
                <text:p>0.047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3960253">
                <text:p>0.0396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3029966">
                <text:p>0.0302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1250328">
                <text:p>0.0125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3321148">
                <text:p>0.033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6937123">
                <text:p>0.0693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509096">
                <text:p>0.350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07618">
                <text:p>0.10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4212788">
                <text:p>0.0421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270205">
                <text:p>0.227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753659">
                <text:p>0.175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5054755">
                <text:p>0.0505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2721075">
                <text:p>0.0272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9242038">
                <text:p>0.00924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614371">
                <text:p>0.036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108058">
                <text:p>0.0210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8738531">
                <text:p>0.00873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3130175">
                <text:p>0.00313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6174015">
                <text:p>0.00617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1670414">
                <text:p>0.00167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1767695">
                <text:p>0.00176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4725744">
                <text:p>0.00472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184918">
                <text:p>0.018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442978">
                <text:p>0.0244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5251788">
                <text:p>0.00525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747643">
                <text:p>0.0074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8644956">
                <text:p>0.00864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9606264">
                <text:p>0.00960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3985179">
                <text:p>0.00398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1907456">
                <text:p>0.001907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7978558">
                <text:p>0.000797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6510911">
                <text:p>0.00651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460297">
                <text:p>0.00346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2689024">
                <text:p>0.00268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1061493">
                <text:p>0.00106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1907797">
                <text:p>0.00190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1683567">
                <text:p>0.00168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030244">
                <text:p>0.0103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2248187">
                <text:p>0.00224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574545">
                <text:p>0.0057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1608363">
                <text:p>0.0160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9276476">
                <text:p>0.00927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3583591">
                <text:p>0.0358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762412">
                <text:p>0.0276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5285845">
                <text:p>0.00528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8472558">
                <text:p>0.00847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2645405">
                <text:p>0.00264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153881">
                <text:p>0.0015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6567459">
                <text:p>0.000656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8868506">
                <text:p>0.0008868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5173811">
                <text:p>0.000517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7839189">
                <text:p>0.00783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7620569">
                <text:p>0.00762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3673183">
                <text:p>0.00367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9706321">
                <text:p>0.0009706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1660703">
                <text:p>0.00166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6550071">
                <text:p>0.000655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388991">
                <text:p>0.00038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1874279">
                <text:p>0.000187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1888364">
                <text:p>0.00018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5534971">
                <text:p>0.000553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2218801">
                <text:p>0.0002218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1079235">
                <text:p>0.01079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2196517">
                <text:p>0.0219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6343287">
                <text:p>0.00634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3522056">
                <text:p>0.00352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1686943">
                <text:p>0.00168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2367214">
                <text:p>0.0023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1196102">
                <text:p>0.001196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02406926">
                <text:p>0.000240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0142459">
                <text:p>0.00014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0160876">
                <text:p>0.00016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02802704">
                <text:p>0.000280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013377">
                <text:p>0.0001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01674842">
                <text:p>0.000167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003347216">
                <text:p>0.0000334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004810112">
                <text:p>0.0000481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002002137">
                <text:p>0.0000200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001392724">
                <text:p>0.0000139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0008184562">
                <text:p>0.00000818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0003682206">
                <text:p>0.00000368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0002958972">
                <text:p>0.00000295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0001360678">
                <text:p>0.00000136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0001351651">
                <text:p>0.00000135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005795099">
                <text:p>0.00000579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0001711896">
                <text:p>0.00000171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00005664015">
                <text:p>0.000000566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0000864582">
                <text:p>0.00000086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00001749942">
                <text:p>0.000000174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00001312777">
                <text:p>0.000000131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00001056203">
                <text:p>0.000000105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000005418012">
                <text:p>0.0000000541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000005559168">
                <text:p>0.0000000555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000003878922">
                <text:p>0.0000000387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000004206945">
                <text:p>0.00000000420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